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Cousine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221.81pt"/>
    </style:style>
    <style:style style:name="co3" style:family="table-column">
      <style:table-column-properties fo:break-before="auto" style:column-width="57.3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395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99">
      <style:table-cell-properties fo:background-color="#dddddd"/>
    </style:style>
    <style:style style:name="ce4" style:family="table-cell" style:parent-style-name="Default">
      <style:table-cell-properties fo:background-color="#ddddd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t_content-2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-group>
          <table:table-column table:style-name="co4" table:number-columns-repeated="5" table:default-cell-style-name="ce3"/>
        </table:table-column-group>
        <table:table-column table:style-name="co4" table:default-cell-style-name="ce4"/>
        <table:table-column table:style-name="co5" table:default-cell-style-name="ce4"/>
        <table:table-column table:style-name="co4" table:number-columns-repeated="1013" table:default-cell-style-name="Default"/>
        <table:table-row table:style-name="ro1">
          <table:table-cell table:style-name="ce1" office:value-type="string" calcext:value-type="string">
            <text:p>uid</text:p>
          </table:table-cell>
          <table:table-cell table:style-name="ce1" office:value-type="string" calcext:value-type="string">
            <text:p>pid</text:p>
          </table:table-cell>
          <table:table-cell table:style-name="ce1" office:value-type="string" calcext:value-type="string">
            <text:p>header</text:p>
          </table:table-cell>
          <table:table-cell table:style-name="ce1" office:value-type="string" calcext:value-type="string">
            <text:p>spaceAfter</text:p>
          </table:table-cell>
          <table:table-cell table:style-name="ce1" office:value-type="string" calcext:value-type="string">
            <text:p>extra-small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extra-larg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SQL statement</text:p>
          </table:table-cell>
          <table:table-cell table:style-name="ce5" table:number-columns-repeated="1013"/>
        </table:table-row>
        <table:table-row table:style-name="ro1">
          <table:table-cell office:value-type="float" office:value="3417" calcext:value-type="float">
            <text:p>3417</text:p>
          </table:table-cell>
          <table:table-cell office:value-type="float" office:value="8785" calcext:value-type="float">
            <text:p>8785</text:p>
          </table:table-cell>
          <table:table-cell office:value-type="string" calcext:value-type="string">
            <text:p>[Start TYPO3 Responsive! Themen-Auswahl]</text:p>
          </table:table-cell>
          <table:table-cell office:value-type="float" office:value="20" calcext:value-type="float">
            <text:p>20</text:p>
          </table:table-cell>
          <table:table-cell table:formula="of:=IF(AND([.$D2]&gt;=1;[.$D2]&lt;=25);[.E$1];&quot;&quot;)" office:value-type="string" office:string-value="extra-small" calcext:value-type="string">
            <text:p>extra-small</text:p>
          </table:table-cell>
          <table:table-cell table:formula="of:=IF(AND([.$D2]&gt;=26;[.$D2]&lt;=39);[.F$1];&quot;&quot;)">
            <text:p/>
          </table:table-cell>
          <table:table-cell table:formula="of:=IF(AND([.$D2]&gt;=40;[.$D2]&lt;=55);[.G$1];&quot;&quot;)">
            <text:p/>
          </table:table-cell>
          <table:table-cell table:formula="of:=IF(AND([.$D2]&gt;=56;[.$D2]&lt;=71);[.H$1];&quot;&quot;)">
            <text:p/>
          </table:table-cell>
          <table:table-cell table:formula="of:=IF([.$D2]&gt;=72;[.I$1];&quot;&quot;)">
            <text:p/>
          </table:table-cell>
          <table:table-cell table:formula="of:=COM.MICROSOFT.CONCAT([.E2];[.F2];[.G2];[.H2];[.I2])" office:value-type="string" office:string-value="extra-small" calcext:value-type="string">
            <text:p>extra-small</text:p>
          </table:table-cell>
          <table:table-cell table:formula="of:=COM.MICROSOFT.CONCAT(&quot;UPDATE `tt_content`   SET `space_after_class` = '&quot;;[.J2];&quot;'  WHERE `uid` = &quot;;[.A2];&quot;;&quot;)" office:value-type="string" office:string-value="UPDATE `tt_content`   SET `space_after_class` = 'extra-small'  WHERE `uid` = 3417;" calcext:value-type="string">
            <text:p>UPDATE `tt_content` <text:s text:c="2"/>SET `space_after_class` = 'extra-small' <text:s/>WHERE `uid` = 3417;</text:p>
          </table:table-cell>
          <table:table-cell table:number-columns-repeated="1013"/>
        </table:table-row>
        <table:table-row table:style-name="ro1">
          <table:table-cell office:value-type="float" office:value="3509" calcext:value-type="float">
            <text:p>3509</text:p>
          </table:table-cell>
          <table:table-cell office:value-type="float" office:value="8851" calcext:value-type="float">
            <text:p>8851</text:p>
          </table:table-cell>
          <table:table-cell office:value-type="string" calcext:value-type="string">
            <text:p>TYPO3 für Bündnis 90/Die Grünen</text:p>
          </table:table-cell>
          <table:table-cell office:value-type="float" office:value="20" calcext:value-type="float">
            <text:p>20</text:p>
          </table:table-cell>
          <table:table-cell table:formula="of:=IF(AND([.$D3]&gt;=1;[.$D3]&lt;=25);[.E$1];&quot;&quot;)" office:value-type="string" office:string-value="extra-small" calcext:value-type="string">
            <text:p>extra-small</text:p>
          </table:table-cell>
          <table:table-cell table:formula="of:=IF(AND([.$D3]&gt;=26;[.$D3]&lt;=39);[.F$1];&quot;&quot;)">
            <text:p/>
          </table:table-cell>
          <table:table-cell table:formula="of:=IF(AND([.$D3]&gt;=40;[.$D3]&lt;=55);[.G$1];&quot;&quot;)">
            <text:p/>
          </table:table-cell>
          <table:table-cell table:formula="of:=IF(AND([.$D3]&gt;=56;[.$D3]&lt;=71);[.H$1];&quot;&quot;)">
            <text:p/>
          </table:table-cell>
          <table:table-cell table:formula="of:=IF([.$D3]&gt;=72;[.I$1];&quot;&quot;)">
            <text:p/>
          </table:table-cell>
          <table:table-cell table:formula="of:=COM.MICROSOFT.CONCAT([.E3];[.F3];[.G3];[.H3];[.I3])" office:value-type="string" office:string-value="extra-small" calcext:value-type="string">
            <text:p>extra-small</text:p>
          </table:table-cell>
          <table:table-cell table:formula="of:=COM.MICROSOFT.CONCAT(&quot;UPDATE `tt_content`   SET `space_after_class` = '&quot;;[.J3];&quot;'  WHERE `uid` = &quot;;[.A3];&quot;;&quot;)" office:value-type="string" office:string-value="UPDATE `tt_content`   SET `space_after_class` = 'extra-small'  WHERE `uid` = 3509;" calcext:value-type="string">
            <text:p>UPDATE `tt_content` <text:s text:c="2"/>SET `space_after_class` = 'extra-small' <text:s/>WHERE `uid` = 3509;</text:p>
          </table:table-cell>
          <table:table-cell table:number-columns-repeated="1013"/>
        </table:table-row>
        <table:table-row table:style-name="ro1">
          <table:table-cell office:value-type="float" office:value="3562" calcext:value-type="float">
            <text:p>3562</text:p>
          </table:table-cell>
          <table:table-cell office:value-type="float" office:value="8866" calcext:value-type="float">
            <text:p>8866</text:p>
          </table:table-cell>
          <table:table-cell office:value-type="string" calcext:value-type="string">
            <text:p>[Dein Sponsoring ...]</text:p>
          </table:table-cell>
          <table:table-cell office:value-type="float" office:value="50" calcext:value-type="float">
            <text:p>50</text:p>
          </table:table-cell>
          <table:table-cell table:formula="of:=IF(AND([.$D4]&gt;=1;[.$D4]&lt;=25);[.E$1];&quot;&quot;)">
            <text:p/>
          </table:table-cell>
          <table:table-cell table:formula="of:=IF(AND([.$D4]&gt;=26;[.$D4]&lt;=39);[.F$1];&quot;&quot;)">
            <text:p/>
          </table:table-cell>
          <table:table-cell table:formula="of:=IF(AND([.$D4]&gt;=40;[.$D4]&lt;=55);[.G$1];&quot;&quot;)" office:value-type="string" office:string-value="medium" calcext:value-type="string">
            <text:p>medium</text:p>
          </table:table-cell>
          <table:table-cell table:formula="of:=IF(AND([.$D4]&gt;=56;[.$D4]&lt;=71);[.H$1];&quot;&quot;)">
            <text:p/>
          </table:table-cell>
          <table:table-cell table:formula="of:=IF([.$D4]&gt;=72;[.I$1];&quot;&quot;)">
            <text:p/>
          </table:table-cell>
          <table:table-cell table:formula="of:=COM.MICROSOFT.CONCAT([.E4];[.F4];[.G4];[.H4];[.I4])" office:value-type="string" office:string-value="medium" calcext:value-type="string">
            <text:p>medium</text:p>
          </table:table-cell>
          <table:table-cell table:formula="of:=COM.MICROSOFT.CONCAT(&quot;UPDATE `tt_content`   SET `space_after_class` = '&quot;;[.J4];&quot;'  WHERE `uid` = &quot;;[.A4];&quot;;&quot;)" office:value-type="string" office:string-value="UPDATE `tt_content`   SET `space_after_class` = 'medium'  WHERE `uid` = 3562;" calcext:value-type="string">
            <text:p>UPDATE `tt_content` <text:s text:c="2"/>SET `space_after_class` = 'medium' <text:s/>WHERE `uid` = 3562;</text:p>
          </table:table-cell>
          <table:table-cell table:number-columns-repeated="1013"/>
        </table:table-row>
        <table:table-row table:style-name="ro1">
          <table:table-cell office:value-type="float" office:value="4236" calcext:value-type="float">
            <text:p>4236</text:p>
          </table:table-cell>
          <table:table-cell office:value-type="float" office:value="8869" calcext:value-type="float">
            <text:p>8869</text:p>
          </table:table-cell>
          <table:table-cell office:value-type="string" calcext:value-type="string">
            <text:p>[Desktop]</text:p>
          </table:table-cell>
          <table:table-cell office:value-type="float" office:value="20" calcext:value-type="float">
            <text:p>20</text:p>
          </table:table-cell>
          <table:table-cell table:formula="of:=IF(AND([.$D5]&gt;=1;[.$D5]&lt;=25);[.E$1];&quot;&quot;)" office:value-type="string" office:string-value="extra-small" calcext:value-type="string">
            <text:p>extra-small</text:p>
          </table:table-cell>
          <table:table-cell table:formula="of:=IF(AND([.$D5]&gt;=26;[.$D5]&lt;=39);[.F$1];&quot;&quot;)">
            <text:p/>
          </table:table-cell>
          <table:table-cell table:formula="of:=IF(AND([.$D5]&gt;=40;[.$D5]&lt;=55);[.G$1];&quot;&quot;)">
            <text:p/>
          </table:table-cell>
          <table:table-cell table:formula="of:=IF(AND([.$D5]&gt;=56;[.$D5]&lt;=71);[.H$1];&quot;&quot;)">
            <text:p/>
          </table:table-cell>
          <table:table-cell table:formula="of:=IF([.$D5]&gt;=72;[.I$1];&quot;&quot;)">
            <text:p/>
          </table:table-cell>
          <table:table-cell table:formula="of:=COM.MICROSOFT.CONCAT([.E5];[.F5];[.G5];[.H5];[.I5])" office:value-type="string" office:string-value="extra-small" calcext:value-type="string">
            <text:p>extra-small</text:p>
          </table:table-cell>
          <table:table-cell table:formula="of:=COM.MICROSOFT.CONCAT(&quot;UPDATE `tt_content`   SET `space_after_class` = '&quot;;[.J5];&quot;'  WHERE `uid` = &quot;;[.A5];&quot;;&quot;)" office:value-type="string" office:string-value="UPDATE `tt_content`   SET `space_after_class` = 'extra-small'  WHERE `uid` = 4236;" calcext:value-type="string">
            <text:p>UPDATE `tt_content` <text:s text:c="2"/>SET `space_after_class` = 'extra-small' <text:s/>WHERE `uid` = 4236;</text:p>
          </table:table-cell>
          <table:table-cell table:number-columns-repeated="1013"/>
        </table:table-row>
        <table:table-row table:style-name="ro1">
          <table:table-cell office:value-type="float" office:value="4234" calcext:value-type="float">
            <text:p>4234</text:p>
          </table:table-cell>
          <table:table-cell office:value-type="float" office:value="8869" calcext:value-type="float">
            <text:p>8869</text:p>
          </table:table-cell>
          <table:table-cell office:value-type="string" calcext:value-type="string">
            <text:p>[Smartphone]</text:p>
          </table:table-cell>
          <table:table-cell office:value-type="float" office:value="20" calcext:value-type="float">
            <text:p>20</text:p>
          </table:table-cell>
          <table:table-cell table:formula="of:=IF(AND([.$D6]&gt;=1;[.$D6]&lt;=25);[.E$1];&quot;&quot;)" office:value-type="string" office:string-value="extra-small" calcext:value-type="string">
            <text:p>extra-small</text:p>
          </table:table-cell>
          <table:table-cell table:formula="of:=IF(AND([.$D6]&gt;=26;[.$D6]&lt;=39);[.F$1];&quot;&quot;)">
            <text:p/>
          </table:table-cell>
          <table:table-cell table:formula="of:=IF(AND([.$D6]&gt;=40;[.$D6]&lt;=55);[.G$1];&quot;&quot;)">
            <text:p/>
          </table:table-cell>
          <table:table-cell table:formula="of:=IF(AND([.$D6]&gt;=56;[.$D6]&lt;=71);[.H$1];&quot;&quot;)">
            <text:p/>
          </table:table-cell>
          <table:table-cell table:formula="of:=IF([.$D6]&gt;=72;[.I$1];&quot;&quot;)">
            <text:p/>
          </table:table-cell>
          <table:table-cell table:formula="of:=COM.MICROSOFT.CONCAT([.E6];[.F6];[.G6];[.H6];[.I6])" office:value-type="string" office:string-value="extra-small" calcext:value-type="string">
            <text:p>extra-small</text:p>
          </table:table-cell>
          <table:table-cell table:formula="of:=COM.MICROSOFT.CONCAT(&quot;UPDATE `tt_content`   SET `space_after_class` = '&quot;;[.J6];&quot;'  WHERE `uid` = &quot;;[.A6];&quot;;&quot;)" office:value-type="string" office:string-value="UPDATE `tt_content`   SET `space_after_class` = 'extra-small'  WHERE `uid` = 4234;" calcext:value-type="string">
            <text:p>UPDATE `tt_content` <text:s text:c="2"/>SET `space_after_class` = 'extra-small' <text:s/>WHERE `uid` = 4234;</text:p>
          </table:table-cell>
          <table:table-cell table:number-columns-repeated="1013"/>
        </table:table-row>
        <table:table-row table:style-name="ro1">
          <table:table-cell office:value-type="float" office:value="4288" calcext:value-type="float">
            <text:p>4288</text:p>
          </table:table-cell>
          <table:table-cell office:value-type="float" office:value="8885" calcext:value-type="float">
            <text:p>8885</text:p>
          </table:table-cell>
          <table:table-cell office:value-type="string" calcext:value-type="string">
            <text:p>[Distribution]</text:p>
          </table:table-cell>
          <table:table-cell office:value-type="float" office:value="20" calcext:value-type="float">
            <text:p>20</text:p>
          </table:table-cell>
          <table:table-cell table:formula="of:=IF(AND([.$D7]&gt;=1;[.$D7]&lt;=25);[.E$1];&quot;&quot;)" office:value-type="string" office:string-value="extra-small" calcext:value-type="string">
            <text:p>extra-small</text:p>
          </table:table-cell>
          <table:table-cell table:formula="of:=IF(AND([.$D7]&gt;=26;[.$D7]&lt;=39);[.F$1];&quot;&quot;)">
            <text:p/>
          </table:table-cell>
          <table:table-cell table:formula="of:=IF(AND([.$D7]&gt;=40;[.$D7]&lt;=55);[.G$1];&quot;&quot;)">
            <text:p/>
          </table:table-cell>
          <table:table-cell table:formula="of:=IF(AND([.$D7]&gt;=56;[.$D7]&lt;=71);[.H$1];&quot;&quot;)">
            <text:p/>
          </table:table-cell>
          <table:table-cell table:formula="of:=IF([.$D7]&gt;=72;[.I$1];&quot;&quot;)">
            <text:p/>
          </table:table-cell>
          <table:table-cell table:formula="of:=COM.MICROSOFT.CONCAT([.E7];[.F7];[.G7];[.H7];[.I7])" office:value-type="string" office:string-value="extra-small" calcext:value-type="string">
            <text:p>extra-small</text:p>
          </table:table-cell>
          <table:table-cell table:formula="of:=COM.MICROSOFT.CONCAT(&quot;UPDATE `tt_content`   SET `space_after_class` = '&quot;;[.J7];&quot;'  WHERE `uid` = &quot;;[.A7];&quot;;&quot;)" office:value-type="string" office:string-value="UPDATE `tt_content`   SET `space_after_class` = 'extra-small'  WHERE `uid` = 4288;" calcext:value-type="string">
            <text:p>UPDATE `tt_content` <text:s text:c="2"/>SET `space_after_class` = 'extra-small' <text:s/>WHERE `uid` = 4288;</text:p>
          </table:table-cell>
          <table:table-cell table:number-columns-repeated="1013"/>
        </table:table-row>
        <table:table-row table:style-name="ro1">
          <table:table-cell office:value-type="float" office:value="3656" calcext:value-type="float">
            <text:p>3656</text:p>
          </table:table-cell>
          <table:table-cell office:value-type="float" office:value="8886" calcext:value-type="float">
            <text:p>8886</text:p>
          </table:table-cell>
          <table:table-cell office:value-type="string" calcext:value-type="string">
            <text:p>TYPO3 GRÜNE: Sponsoring »</text:p>
          </table:table-cell>
          <table:table-cell office:value-type="float" office:value="60" calcext:value-type="float">
            <text:p>60</text:p>
          </table:table-cell>
          <table:table-cell table:formula="of:=IF(AND([.$D8]&gt;=1;[.$D8]&lt;=25);[.E$1];&quot;&quot;)">
            <text:p/>
          </table:table-cell>
          <table:table-cell table:formula="of:=IF(AND([.$D8]&gt;=26;[.$D8]&lt;=39);[.F$1];&quot;&quot;)">
            <text:p/>
          </table:table-cell>
          <table:table-cell table:formula="of:=IF(AND([.$D8]&gt;=40;[.$D8]&lt;=55);[.G$1];&quot;&quot;)">
            <text:p/>
          </table:table-cell>
          <table:table-cell table:formula="of:=IF(AND([.$D8]&gt;=56;[.$D8]&lt;=71);[.H$1];&quot;&quot;)" office:value-type="string" office:string-value="large" calcext:value-type="string">
            <text:p>large</text:p>
          </table:table-cell>
          <table:table-cell table:formula="of:=IF([.$D8]&gt;=72;[.I$1];&quot;&quot;)">
            <text:p/>
          </table:table-cell>
          <table:table-cell table:formula="of:=COM.MICROSOFT.CONCAT([.E8];[.F8];[.G8];[.H8];[.I8])" office:value-type="string" office:string-value="large" calcext:value-type="string">
            <text:p>large</text:p>
          </table:table-cell>
          <table:table-cell table:formula="of:=COM.MICROSOFT.CONCAT(&quot;UPDATE `tt_content`   SET `space_after_class` = '&quot;;[.J8];&quot;'  WHERE `uid` = &quot;;[.A8];&quot;;&quot;)" office:value-type="string" office:string-value="UPDATE `tt_content`   SET `space_after_class` = 'large'  WHERE `uid` = 3656;" calcext:value-type="string">
            <text:p>UPDATE `tt_content` <text:s text:c="2"/>SET `space_after_class` = 'large' <text:s/>WHERE `uid` = 3656;</text:p>
          </table:table-cell>
          <table:table-cell table:number-columns-repeated="1013"/>
        </table:table-row>
        <table:table-row table:style-name="ro1">
          <table:table-cell office:value-type="float" office:value="3657" calcext:value-type="float">
            <text:p>3657</text:p>
          </table:table-cell>
          <table:table-cell office:value-type="float" office:value="8882" calcext:value-type="float">
            <text:p>8882</text:p>
          </table:table-cell>
          <table:table-cell office:value-type="string" calcext:value-type="string">
            <text:p>TYPO3 GRÜNE »</text:p>
          </table:table-cell>
          <table:table-cell office:value-type="float" office:value="60" calcext:value-type="float">
            <text:p>60</text:p>
          </table:table-cell>
          <table:table-cell table:formula="of:=IF(AND([.$D9]&gt;=1;[.$D9]&lt;=25);[.E$1];&quot;&quot;)">
            <text:p/>
          </table:table-cell>
          <table:table-cell table:formula="of:=IF(AND([.$D9]&gt;=26;[.$D9]&lt;=39);[.F$1];&quot;&quot;)">
            <text:p/>
          </table:table-cell>
          <table:table-cell table:formula="of:=IF(AND([.$D9]&gt;=40;[.$D9]&lt;=55);[.G$1];&quot;&quot;)">
            <text:p/>
          </table:table-cell>
          <table:table-cell table:formula="of:=IF(AND([.$D9]&gt;=56;[.$D9]&lt;=71);[.H$1];&quot;&quot;)" office:value-type="string" office:string-value="large" calcext:value-type="string">
            <text:p>large</text:p>
          </table:table-cell>
          <table:table-cell table:formula="of:=IF([.$D9]&gt;=72;[.I$1];&quot;&quot;)">
            <text:p/>
          </table:table-cell>
          <table:table-cell table:formula="of:=COM.MICROSOFT.CONCAT([.E9];[.F9];[.G9];[.H9];[.I9])" office:value-type="string" office:string-value="large" calcext:value-type="string">
            <text:p>large</text:p>
          </table:table-cell>
          <table:table-cell table:formula="of:=COM.MICROSOFT.CONCAT(&quot;UPDATE `tt_content`   SET `space_after_class` = '&quot;;[.J9];&quot;'  WHERE `uid` = &quot;;[.A9];&quot;;&quot;)" office:value-type="string" office:string-value="UPDATE `tt_content`   SET `space_after_class` = 'large'  WHERE `uid` = 3657;" calcext:value-type="string">
            <text:p>UPDATE `tt_content` <text:s text:c="2"/>SET `space_after_class` = 'large' <text:s/>WHERE `uid` = 3657;</text:p>
          </table:table-cell>
          <table:table-cell table:number-columns-repeated="1013"/>
        </table:table-row>
        <table:table-row table:style-name="ro1">
          <table:table-cell office:value-type="float" office:value="4271" calcext:value-type="float">
            <text:p>4271</text:p>
          </table:table-cell>
          <table:table-cell office:value-type="float" office:value="8887" calcext:value-type="float">
            <text:p>8887</text:p>
          </table:table-cell>
          <table:table-cell office:value-type="string" calcext:value-type="string">
            <text:p>[Launch it!]</text:p>
          </table:table-cell>
          <table:table-cell office:value-type="float" office:value="20" calcext:value-type="float">
            <text:p>20</text:p>
          </table:table-cell>
          <table:table-cell table:formula="of:=IF(AND([.$D10]&gt;=1;[.$D10]&lt;=25);[.E$1];&quot;&quot;)" office:value-type="string" office:string-value="extra-small" calcext:value-type="string">
            <text:p>extra-small</text:p>
          </table:table-cell>
          <table:table-cell table:formula="of:=IF(AND([.$D10]&gt;=26;[.$D10]&lt;=39);[.F$1];&quot;&quot;)">
            <text:p/>
          </table:table-cell>
          <table:table-cell table:formula="of:=IF(AND([.$D10]&gt;=40;[.$D10]&lt;=55);[.G$1];&quot;&quot;)">
            <text:p/>
          </table:table-cell>
          <table:table-cell table:formula="of:=IF(AND([.$D10]&gt;=56;[.$D10]&lt;=71);[.H$1];&quot;&quot;)">
            <text:p/>
          </table:table-cell>
          <table:table-cell table:formula="of:=IF([.$D10]&gt;=72;[.I$1];&quot;&quot;)">
            <text:p/>
          </table:table-cell>
          <table:table-cell table:formula="of:=COM.MICROSOFT.CONCAT([.E10];[.F10];[.G10];[.H10];[.I10])" office:value-type="string" office:string-value="extra-small" calcext:value-type="string">
            <text:p>extra-small</text:p>
          </table:table-cell>
          <table:table-cell table:formula="of:=COM.MICROSOFT.CONCAT(&quot;UPDATE `tt_content`   SET `space_after_class` = '&quot;;[.J10];&quot;'  WHERE `uid` = &quot;;[.A10];&quot;;&quot;)" office:value-type="string" office:string-value="UPDATE `tt_content`   SET `space_after_class` = 'extra-small'  WHERE `uid` = 4271;" calcext:value-type="string">
            <text:p>UPDATE `tt_content` <text:s text:c="2"/>SET `space_after_class` = 'extra-small' <text:s/>WHERE `uid` = 4271;</text:p>
          </table:table-cell>
          <table:table-cell table:number-columns-repeated="1013"/>
        </table:table-row>
        <table:table-row table:style-name="ro1">
          <table:table-cell office:value-type="float" office:value="4237" calcext:value-type="float">
            <text:p>4237</text:p>
          </table:table-cell>
          <table:table-cell office:value-type="float" office:value="8869" calcext:value-type="float">
            <text:p>8869</text:p>
          </table:table-cell>
          <table:table-cell office:value-type="string" calcext:value-type="string">
            <text:p>[Desktop] (Kopie 1)</text:p>
          </table:table-cell>
          <table:table-cell office:value-type="float" office:value="20" calcext:value-type="float">
            <text:p>20</text:p>
          </table:table-cell>
          <table:table-cell table:formula="of:=IF(AND([.$D11]&gt;=1;[.$D11]&lt;=25);[.E$1];&quot;&quot;)" office:value-type="string" office:string-value="extra-small" calcext:value-type="string">
            <text:p>extra-small</text:p>
          </table:table-cell>
          <table:table-cell table:formula="of:=IF(AND([.$D11]&gt;=26;[.$D11]&lt;=39);[.F$1];&quot;&quot;)">
            <text:p/>
          </table:table-cell>
          <table:table-cell table:formula="of:=IF(AND([.$D11]&gt;=40;[.$D11]&lt;=55);[.G$1];&quot;&quot;)">
            <text:p/>
          </table:table-cell>
          <table:table-cell table:formula="of:=IF(AND([.$D11]&gt;=56;[.$D11]&lt;=71);[.H$1];&quot;&quot;)">
            <text:p/>
          </table:table-cell>
          <table:table-cell table:formula="of:=IF([.$D11]&gt;=72;[.I$1];&quot;&quot;)">
            <text:p/>
          </table:table-cell>
          <table:table-cell table:formula="of:=COM.MICROSOFT.CONCAT([.E11];[.F11];[.G11];[.H11];[.I11])" office:value-type="string" office:string-value="extra-small" calcext:value-type="string">
            <text:p>extra-small</text:p>
          </table:table-cell>
          <table:table-cell table:formula="of:=COM.MICROSOFT.CONCAT(&quot;UPDATE `tt_content`   SET `space_after_class` = '&quot;;[.J11];&quot;'  WHERE `uid` = &quot;;[.A11];&quot;;&quot;)" office:value-type="string" office:string-value="UPDATE `tt_content`   SET `space_after_class` = 'extra-small'  WHERE `uid` = 4237;" calcext:value-type="string">
            <text:p>UPDATE `tt_content` <text:s text:c="2"/>SET `space_after_class` = 'extra-small' <text:s/>WHERE `uid` = 4237;</text:p>
          </table:table-cell>
          <table:table-cell table:number-columns-repeated="1013"/>
        </table:table-row>
        <table:table-row table:style-name="ro1">
          <table:table-cell office:value-type="float" office:value="4235" calcext:value-type="float">
            <text:p>4235</text:p>
          </table:table-cell>
          <table:table-cell office:value-type="float" office:value="8869" calcext:value-type="float">
            <text:p>8869</text:p>
          </table:table-cell>
          <table:table-cell office:value-type="string" calcext:value-type="string">
            <text:p>[QR-Code]</text:p>
          </table:table-cell>
          <table:table-cell office:value-type="float" office:value="20" calcext:value-type="float">
            <text:p>20</text:p>
          </table:table-cell>
          <table:table-cell table:formula="of:=IF(AND([.$D12]&gt;=1;[.$D12]&lt;=25);[.E$1];&quot;&quot;)" office:value-type="string" office:string-value="extra-small" calcext:value-type="string">
            <text:p>extra-small</text:p>
          </table:table-cell>
          <table:table-cell table:formula="of:=IF(AND([.$D12]&gt;=26;[.$D12]&lt;=39);[.F$1];&quot;&quot;)">
            <text:p/>
          </table:table-cell>
          <table:table-cell table:formula="of:=IF(AND([.$D12]&gt;=40;[.$D12]&lt;=55);[.G$1];&quot;&quot;)">
            <text:p/>
          </table:table-cell>
          <table:table-cell table:formula="of:=IF(AND([.$D12]&gt;=56;[.$D12]&lt;=71);[.H$1];&quot;&quot;)">
            <text:p/>
          </table:table-cell>
          <table:table-cell table:formula="of:=IF([.$D12]&gt;=72;[.I$1];&quot;&quot;)">
            <text:p/>
          </table:table-cell>
          <table:table-cell table:formula="of:=COM.MICROSOFT.CONCAT([.E12];[.F12];[.G12];[.H12];[.I12])" office:value-type="string" office:string-value="extra-small" calcext:value-type="string">
            <text:p>extra-small</text:p>
          </table:table-cell>
          <table:table-cell table:formula="of:=COM.MICROSOFT.CONCAT(&quot;UPDATE `tt_content`   SET `space_after_class` = '&quot;;[.J12];&quot;'  WHERE `uid` = &quot;;[.A12];&quot;;&quot;)" office:value-type="string" office:string-value="UPDATE `tt_content`   SET `space_after_class` = 'extra-small'  WHERE `uid` = 4235;" calcext:value-type="string">
            <text:p>UPDATE `tt_content` <text:s text:c="2"/>SET `space_after_class` = 'extra-small' <text:s/>WHERE `uid` = 4235;</text:p>
          </table:table-cell>
          <table:table-cell table:number-columns-repeated="1013"/>
        </table:table-row>
        <table:table-row table:style-name="ro1">
          <table:table-cell office:value-type="float" office:value="3718" calcext:value-type="float">
            <text:p>3718</text:p>
          </table:table-cell>
          <table:table-cell office:value-type="float" office:value="8851" calcext:value-type="float">
            <text:p>8851</text:p>
          </table:table-cell>
          <table:table-cell office:value-type="string" calcext:value-type="string">
            <text:p>[Slick Carousel]</text:p>
          </table:table-cell>
          <table:table-cell office:value-type="float" office:value="20" calcext:value-type="float">
            <text:p>20</text:p>
          </table:table-cell>
          <table:table-cell table:formula="of:=IF(AND([.$D13]&gt;=1;[.$D13]&lt;=25);[.E$1];&quot;&quot;)" office:value-type="string" office:string-value="extra-small" calcext:value-type="string">
            <text:p>extra-small</text:p>
          </table:table-cell>
          <table:table-cell table:formula="of:=IF(AND([.$D13]&gt;=26;[.$D13]&lt;=39);[.F$1];&quot;&quot;)">
            <text:p/>
          </table:table-cell>
          <table:table-cell table:formula="of:=IF(AND([.$D13]&gt;=40;[.$D13]&lt;=55);[.G$1];&quot;&quot;)">
            <text:p/>
          </table:table-cell>
          <table:table-cell table:formula="of:=IF(AND([.$D13]&gt;=56;[.$D13]&lt;=71);[.H$1];&quot;&quot;)">
            <text:p/>
          </table:table-cell>
          <table:table-cell table:formula="of:=IF([.$D13]&gt;=72;[.I$1];&quot;&quot;)">
            <text:p/>
          </table:table-cell>
          <table:table-cell table:formula="of:=COM.MICROSOFT.CONCAT([.E13];[.F13];[.G13];[.H13];[.I13])" office:value-type="string" office:string-value="extra-small" calcext:value-type="string">
            <text:p>extra-small</text:p>
          </table:table-cell>
          <table:table-cell table:formula="of:=COM.MICROSOFT.CONCAT(&quot;UPDATE `tt_content`   SET `space_after_class` = '&quot;;[.J13];&quot;'  WHERE `uid` = &quot;;[.A13];&quot;;&quot;)" office:value-type="string" office:string-value="UPDATE `tt_content`   SET `space_after_class` = 'extra-small'  WHERE `uid` = 3718;" calcext:value-type="string">
            <text:p>UPDATE `tt_content` <text:s text:c="2"/>SET `space_after_class` = 'extra-small' <text:s/>WHERE `uid` = 3718;</text:p>
          </table:table-cell>
          <table:table-cell table:number-columns-repeated="1013"/>
        </table:table-row>
        <table:table-row table:style-name="ro1">
          <table:table-cell office:value-type="float" office:value="4093" calcext:value-type="float">
            <text:p>4093</text:p>
          </table:table-cell>
          <table:table-cell office:value-type="float" office:value="9019" calcext:value-type="float">
            <text:p>9019</text:p>
          </table:table-cell>
          <table:table-cell office:value-type="string" calcext:value-type="string">
            <text:p>[Quick Shop Themen-Auswahl]</text:p>
          </table:table-cell>
          <table:table-cell office:value-type="float" office:value="20" calcext:value-type="float">
            <text:p>20</text:p>
          </table:table-cell>
          <table:table-cell table:formula="of:=IF(AND([.$D14]&gt;=1;[.$D14]&lt;=25);[.E$1];&quot;&quot;)" office:value-type="string" office:string-value="extra-small" calcext:value-type="string">
            <text:p>extra-small</text:p>
          </table:table-cell>
          <table:table-cell table:formula="of:=IF(AND([.$D14]&gt;=26;[.$D14]&lt;=39);[.F$1];&quot;&quot;)">
            <text:p/>
          </table:table-cell>
          <table:table-cell table:formula="of:=IF(AND([.$D14]&gt;=40;[.$D14]&lt;=55);[.G$1];&quot;&quot;)">
            <text:p/>
          </table:table-cell>
          <table:table-cell table:formula="of:=IF(AND([.$D14]&gt;=56;[.$D14]&lt;=71);[.H$1];&quot;&quot;)">
            <text:p/>
          </table:table-cell>
          <table:table-cell table:formula="of:=IF([.$D14]&gt;=72;[.I$1];&quot;&quot;)">
            <text:p/>
          </table:table-cell>
          <table:table-cell table:formula="of:=COM.MICROSOFT.CONCAT([.E14];[.F14];[.G14];[.H14];[.I14])" office:value-type="string" office:string-value="extra-small" calcext:value-type="string">
            <text:p>extra-small</text:p>
          </table:table-cell>
          <table:table-cell table:formula="of:=COM.MICROSOFT.CONCAT(&quot;UPDATE `tt_content`   SET `space_after_class` = '&quot;;[.J14];&quot;'  WHERE `uid` = &quot;;[.A14];&quot;;&quot;)" office:value-type="string" office:string-value="UPDATE `tt_content`   SET `space_after_class` = 'extra-small'  WHERE `uid` = 4093;" calcext:value-type="string">
            <text:p>UPDATE `tt_content` <text:s text:c="2"/>SET `space_after_class` = 'extra-small' <text:s/>WHERE `uid` = 4093;</text:p>
          </table:table-cell>
          <table:table-cell table:number-columns-repeated="1013"/>
        </table:table-row>
        <table:table-row table:style-name="ro1">
          <table:table-cell office:value-type="float" office:value="4138" calcext:value-type="float">
            <text:p>4138</text:p>
          </table:table-cell>
          <table:table-cell office:value-type="float" office:value="9041" calcext:value-type="float">
            <text:p>9041</text:p>
          </table:table-cell>
          <table:table-cell office:value-type="string" calcext:value-type="string">
            <text:p>[Quick Shop Themen-Auswahl]</text:p>
          </table:table-cell>
          <table:table-cell office:value-type="float" office:value="20" calcext:value-type="float">
            <text:p>20</text:p>
          </table:table-cell>
          <table:table-cell table:formula="of:=IF(AND([.$D15]&gt;=1;[.$D15]&lt;=25);[.E$1];&quot;&quot;)" office:value-type="string" office:string-value="extra-small" calcext:value-type="string">
            <text:p>extra-small</text:p>
          </table:table-cell>
          <table:table-cell table:formula="of:=IF(AND([.$D15]&gt;=26;[.$D15]&lt;=39);[.F$1];&quot;&quot;)">
            <text:p/>
          </table:table-cell>
          <table:table-cell table:formula="of:=IF(AND([.$D15]&gt;=40;[.$D15]&lt;=55);[.G$1];&quot;&quot;)">
            <text:p/>
          </table:table-cell>
          <table:table-cell table:formula="of:=IF(AND([.$D15]&gt;=56;[.$D15]&lt;=71);[.H$1];&quot;&quot;)">
            <text:p/>
          </table:table-cell>
          <table:table-cell table:formula="of:=IF([.$D15]&gt;=72;[.I$1];&quot;&quot;)">
            <text:p/>
          </table:table-cell>
          <table:table-cell table:formula="of:=COM.MICROSOFT.CONCAT([.E15];[.F15];[.G15];[.H15];[.I15])" office:value-type="string" office:string-value="extra-small" calcext:value-type="string">
            <text:p>extra-small</text:p>
          </table:table-cell>
          <table:table-cell table:formula="of:=COM.MICROSOFT.CONCAT(&quot;UPDATE `tt_content`   SET `space_after_class` = '&quot;;[.J15];&quot;'  WHERE `uid` = &quot;;[.A15];&quot;;&quot;)" office:value-type="string" office:string-value="UPDATE `tt_content`   SET `space_after_class` = 'extra-small'  WHERE `uid` = 4138;" calcext:value-type="string">
            <text:p>UPDATE `tt_content` <text:s text:c="2"/>SET `space_after_class` = 'extra-small' <text:s/>WHERE `uid` = 4138;</text:p>
          </table:table-cell>
          <table:table-cell table:number-columns-repeated="1013"/>
        </table:table-row>
        <table:table-row table:style-name="ro1">
          <table:table-cell office:value-type="float" office:value="4274" calcext:value-type="float">
            <text:p>4274</text:p>
          </table:table-cell>
          <table:table-cell office:value-type="float" office:value="8887" calcext:value-type="float">
            <text:p>8887</text:p>
          </table:table-cell>
          <table:table-cell office:value-type="string" calcext:value-type="string">
            <text:p>[Distribution]</text:p>
          </table:table-cell>
          <table:table-cell office:value-type="float" office:value="20" calcext:value-type="float">
            <text:p>20</text:p>
          </table:table-cell>
          <table:table-cell table:formula="of:=IF(AND([.$D16]&gt;=1;[.$D16]&lt;=25);[.E$1];&quot;&quot;)" office:value-type="string" office:string-value="extra-small" calcext:value-type="string">
            <text:p>extra-small</text:p>
          </table:table-cell>
          <table:table-cell table:formula="of:=IF(AND([.$D16]&gt;=26;[.$D16]&lt;=39);[.F$1];&quot;&quot;)">
            <text:p/>
          </table:table-cell>
          <table:table-cell table:formula="of:=IF(AND([.$D16]&gt;=40;[.$D16]&lt;=55);[.G$1];&quot;&quot;)">
            <text:p/>
          </table:table-cell>
          <table:table-cell table:formula="of:=IF(AND([.$D16]&gt;=56;[.$D16]&lt;=71);[.H$1];&quot;&quot;)">
            <text:p/>
          </table:table-cell>
          <table:table-cell table:formula="of:=IF([.$D16]&gt;=72;[.I$1];&quot;&quot;)">
            <text:p/>
          </table:table-cell>
          <table:table-cell table:formula="of:=COM.MICROSOFT.CONCAT([.E16];[.F16];[.G16];[.H16];[.I16])" office:value-type="string" office:string-value="extra-small" calcext:value-type="string">
            <text:p>extra-small</text:p>
          </table:table-cell>
          <table:table-cell table:formula="of:=COM.MICROSOFT.CONCAT(&quot;UPDATE `tt_content`   SET `space_after_class` = '&quot;;[.J16];&quot;'  WHERE `uid` = &quot;;[.A16];&quot;;&quot;)" office:value-type="string" office:string-value="UPDATE `tt_content`   SET `space_after_class` = 'extra-small'  WHERE `uid` = 4274;" calcext:value-type="string">
            <text:p>UPDATE `tt_content` <text:s text:c="2"/>SET `space_after_class` = 'extra-small' <text:s/>WHERE `uid` = 4274;</text:p>
          </table:table-cell>
          <table:table-cell table:number-columns-repeated="1013"/>
        </table:table-row>
        <table:table-row table:style-name="ro1">
          <table:table-cell office:value-type="float" office:value="4289" calcext:value-type="float">
            <text:p>4289</text:p>
          </table:table-cell>
          <table:table-cell office:value-type="float" office:value="8885" calcext:value-type="float">
            <text:p>8885</text:p>
          </table:table-cell>
          <table:table-cell office:value-type="string" calcext:value-type="string">
            <text:p>[Get Extensions]</text:p>
          </table:table-cell>
          <table:table-cell office:value-type="float" office:value="20" calcext:value-type="float">
            <text:p>20</text:p>
          </table:table-cell>
          <table:table-cell table:formula="of:=IF(AND([.$D17]&gt;=1;[.$D17]&lt;=25);[.E$1];&quot;&quot;)" office:value-type="string" office:string-value="extra-small" calcext:value-type="string">
            <text:p>extra-small</text:p>
          </table:table-cell>
          <table:table-cell table:formula="of:=IF(AND([.$D17]&gt;=26;[.$D17]&lt;=39);[.F$1];&quot;&quot;)">
            <text:p/>
          </table:table-cell>
          <table:table-cell table:formula="of:=IF(AND([.$D17]&gt;=40;[.$D17]&lt;=55);[.G$1];&quot;&quot;)">
            <text:p/>
          </table:table-cell>
          <table:table-cell table:formula="of:=IF(AND([.$D17]&gt;=56;[.$D17]&lt;=71);[.H$1];&quot;&quot;)">
            <text:p/>
          </table:table-cell>
          <table:table-cell table:formula="of:=IF([.$D17]&gt;=72;[.I$1];&quot;&quot;)">
            <text:p/>
          </table:table-cell>
          <table:table-cell table:formula="of:=COM.MICROSOFT.CONCAT([.E17];[.F17];[.G17];[.H17];[.I17])" office:value-type="string" office:string-value="extra-small" calcext:value-type="string">
            <text:p>extra-small</text:p>
          </table:table-cell>
          <table:table-cell table:formula="of:=COM.MICROSOFT.CONCAT(&quot;UPDATE `tt_content`   SET `space_after_class` = '&quot;;[.J17];&quot;'  WHERE `uid` = &quot;;[.A17];&quot;;&quot;)" office:value-type="string" office:string-value="UPDATE `tt_content`   SET `space_after_class` = 'extra-small'  WHERE `uid` = 4289;" calcext:value-type="string">
            <text:p>UPDATE `tt_content` <text:s text:c="2"/>SET `space_after_class` = 'extra-small' <text:s/>WHERE `uid` = 4289;</text:p>
          </table:table-cell>
          <table:table-cell table:number-columns-repeated="1013"/>
        </table:table-row>
        <table:table-row table:style-name="ro1">
          <table:table-cell office:value-type="float" office:value="4290" calcext:value-type="float">
            <text:p>4290</text:p>
          </table:table-cell>
          <table:table-cell office:value-type="float" office:value="8885" calcext:value-type="float">
            <text:p>8885</text:p>
          </table:table-cell>
          <table:table-cell office:value-type="string" calcext:value-type="string">
            <text:p>[Git]</text:p>
          </table:table-cell>
          <table:table-cell office:value-type="float" office:value="20" calcext:value-type="float">
            <text:p>20</text:p>
          </table:table-cell>
          <table:table-cell table:formula="of:=IF(AND([.$D18]&gt;=1;[.$D18]&lt;=25);[.E$1];&quot;&quot;)" office:value-type="string" office:string-value="extra-small" calcext:value-type="string">
            <text:p>extra-small</text:p>
          </table:table-cell>
          <table:table-cell table:formula="of:=IF(AND([.$D18]&gt;=26;[.$D18]&lt;=39);[.F$1];&quot;&quot;)">
            <text:p/>
          </table:table-cell>
          <table:table-cell table:formula="of:=IF(AND([.$D18]&gt;=40;[.$D18]&lt;=55);[.G$1];&quot;&quot;)">
            <text:p/>
          </table:table-cell>
          <table:table-cell table:formula="of:=IF(AND([.$D18]&gt;=56;[.$D18]&lt;=71);[.H$1];&quot;&quot;)">
            <text:p/>
          </table:table-cell>
          <table:table-cell table:formula="of:=IF([.$D18]&gt;=72;[.I$1];&quot;&quot;)">
            <text:p/>
          </table:table-cell>
          <table:table-cell table:formula="of:=COM.MICROSOFT.CONCAT([.E18];[.F18];[.G18];[.H18];[.I18])" office:value-type="string" office:string-value="extra-small" calcext:value-type="string">
            <text:p>extra-small</text:p>
          </table:table-cell>
          <table:table-cell table:formula="of:=COM.MICROSOFT.CONCAT(&quot;UPDATE `tt_content`   SET `space_after_class` = '&quot;;[.J18];&quot;'  WHERE `uid` = &quot;;[.A18];&quot;;&quot;)" office:value-type="string" office:string-value="UPDATE `tt_content`   SET `space_after_class` = 'extra-small'  WHERE `uid` = 4290;" calcext:value-type="string">
            <text:p>UPDATE `tt_content` <text:s text:c="2"/>SET `space_after_class` = 'extra-small' <text:s/>WHERE `uid` = 4290;</text:p>
          </table:table-cell>
          <table:table-cell table:number-columns-repeated="1013"/>
        </table:table-row>
        <table:table-row table:style-name="ro1">
          <table:table-cell office:value-type="float" office:value="4291" calcext:value-type="float">
            <text:p>4291</text:p>
          </table:table-cell>
          <table:table-cell office:value-type="float" office:value="8885" calcext:value-type="float">
            <text:p>8885</text:p>
          </table:table-cell>
          <table:table-cell office:value-type="string" calcext:value-type="string">
            <text:p>[typo3.org]</text:p>
          </table:table-cell>
          <table:table-cell office:value-type="float" office:value="20" calcext:value-type="float">
            <text:p>20</text:p>
          </table:table-cell>
          <table:table-cell table:formula="of:=IF(AND([.$D19]&gt;=1;[.$D19]&lt;=25);[.E$1];&quot;&quot;)" office:value-type="string" office:string-value="extra-small" calcext:value-type="string">
            <text:p>extra-small</text:p>
          </table:table-cell>
          <table:table-cell table:formula="of:=IF(AND([.$D19]&gt;=26;[.$D19]&lt;=39);[.F$1];&quot;&quot;)">
            <text:p/>
          </table:table-cell>
          <table:table-cell table:formula="of:=IF(AND([.$D19]&gt;=40;[.$D19]&lt;=55);[.G$1];&quot;&quot;)">
            <text:p/>
          </table:table-cell>
          <table:table-cell table:formula="of:=IF(AND([.$D19]&gt;=56;[.$D19]&lt;=71);[.H$1];&quot;&quot;)">
            <text:p/>
          </table:table-cell>
          <table:table-cell table:formula="of:=IF([.$D19]&gt;=72;[.I$1];&quot;&quot;)">
            <text:p/>
          </table:table-cell>
          <table:table-cell table:formula="of:=COM.MICROSOFT.CONCAT([.E19];[.F19];[.G19];[.H19];[.I19])" office:value-type="string" office:string-value="extra-small" calcext:value-type="string">
            <text:p>extra-small</text:p>
          </table:table-cell>
          <table:table-cell table:formula="of:=COM.MICROSOFT.CONCAT(&quot;UPDATE `tt_content`   SET `space_after_class` = '&quot;;[.J19];&quot;'  WHERE `uid` = &quot;;[.A19];&quot;;&quot;)" office:value-type="string" office:string-value="UPDATE `tt_content`   SET `space_after_class` = 'extra-small'  WHERE `uid` = 4291;" calcext:value-type="string">
            <text:p>UPDATE `tt_content` <text:s text:c="2"/>SET `space_after_class` = 'extra-small' <text:s/>WHERE `uid` = 4291;</text:p>
          </table:table-cell>
          <table:table-cell table:number-columns-repeated="1013"/>
        </table:table-row>
        <table:table-row table:style-name="ro1">
          <table:table-cell office:value-type="float" office:value="12181" calcext:value-type="float">
            <text:p>12181</text:p>
          </table:table-cell>
          <table:table-cell office:value-type="float" office:value="17730" calcext:value-type="float">
            <text:p>17730</text:p>
          </table:table-cell>
          <table:table-cell office:value-type="string" calcext:value-type="string">
            <text:p>Deine Referenz?</text:p>
          </table:table-cell>
          <table:table-cell office:value-type="float" office:value="20" calcext:value-type="float">
            <text:p>20</text:p>
          </table:table-cell>
          <table:table-cell table:formula="of:=IF(AND([.$D20]&gt;=1;[.$D20]&lt;=25);[.E$1];&quot;&quot;)" office:value-type="string" office:string-value="extra-small" calcext:value-type="string">
            <text:p>extra-small</text:p>
          </table:table-cell>
          <table:table-cell table:formula="of:=IF(AND([.$D20]&gt;=26;[.$D20]&lt;=39);[.F$1];&quot;&quot;)">
            <text:p/>
          </table:table-cell>
          <table:table-cell table:formula="of:=IF(AND([.$D20]&gt;=40;[.$D20]&lt;=55);[.G$1];&quot;&quot;)">
            <text:p/>
          </table:table-cell>
          <table:table-cell table:formula="of:=IF(AND([.$D20]&gt;=56;[.$D20]&lt;=71);[.H$1];&quot;&quot;)">
            <text:p/>
          </table:table-cell>
          <table:table-cell table:formula="of:=IF([.$D20]&gt;=72;[.I$1];&quot;&quot;)">
            <text:p/>
          </table:table-cell>
          <table:table-cell table:formula="of:=COM.MICROSOFT.CONCAT([.E20];[.F20];[.G20];[.H20];[.I20])" office:value-type="string" office:string-value="extra-small" calcext:value-type="string">
            <text:p>extra-small</text:p>
          </table:table-cell>
          <table:table-cell table:formula="of:=COM.MICROSOFT.CONCAT(&quot;UPDATE `tt_content`   SET `space_after_class` = '&quot;;[.J20];&quot;'  WHERE `uid` = &quot;;[.A20];&quot;;&quot;)" office:value-type="string" office:string-value="UPDATE `tt_content`   SET `space_after_class` = 'extra-small'  WHERE `uid` = 12181;" calcext:value-type="string">
            <text:p>UPDATE `tt_content` <text:s text:c="2"/>SET `space_after_class` = 'extra-small' <text:s/>WHERE `uid` = 12181;</text:p>
          </table:table-cell>
          <table:table-cell table:number-columns-repeated="1013"/>
        </table:table-row>
        <table:table-row table:style-name="ro1">
          <table:table-cell office:value-type="float" office:value="12182" calcext:value-type="float">
            <text:p>12182</text:p>
          </table:table-cell>
          <table:table-cell office:value-type="float" office:value="17730" calcext:value-type="float">
            <text:p>17730</text:p>
          </table:table-cell>
          <table:table-cell office:value-type="string" calcext:value-type="string">
            <text:p>Auch so eine Website?</text:p>
          </table:table-cell>
          <table:table-cell office:value-type="float" office:value="20" calcext:value-type="float">
            <text:p>20</text:p>
          </table:table-cell>
          <table:table-cell table:formula="of:=IF(AND([.$D21]&gt;=1;[.$D21]&lt;=25);[.E$1];&quot;&quot;)" office:value-type="string" office:string-value="extra-small" calcext:value-type="string">
            <text:p>extra-small</text:p>
          </table:table-cell>
          <table:table-cell table:formula="of:=IF(AND([.$D21]&gt;=26;[.$D21]&lt;=39);[.F$1];&quot;&quot;)">
            <text:p/>
          </table:table-cell>
          <table:table-cell table:formula="of:=IF(AND([.$D21]&gt;=40;[.$D21]&lt;=55);[.G$1];&quot;&quot;)">
            <text:p/>
          </table:table-cell>
          <table:table-cell table:formula="of:=IF(AND([.$D21]&gt;=56;[.$D21]&lt;=71);[.H$1];&quot;&quot;)">
            <text:p/>
          </table:table-cell>
          <table:table-cell table:formula="of:=IF([.$D21]&gt;=72;[.I$1];&quot;&quot;)">
            <text:p/>
          </table:table-cell>
          <table:table-cell table:formula="of:=COM.MICROSOFT.CONCAT([.E21];[.F21];[.G21];[.H21];[.I21])" office:value-type="string" office:string-value="extra-small" calcext:value-type="string">
            <text:p>extra-small</text:p>
          </table:table-cell>
          <table:table-cell table:formula="of:=COM.MICROSOFT.CONCAT(&quot;UPDATE `tt_content`   SET `space_after_class` = '&quot;;[.J21];&quot;'  WHERE `uid` = &quot;;[.A21];&quot;;&quot;)" office:value-type="string" office:string-value="UPDATE `tt_content`   SET `space_after_class` = 'extra-small'  WHERE `uid` = 12182;" calcext:value-type="string">
            <text:p>UPDATE `tt_content` <text:s text:c="2"/>SET `space_after_class` = 'extra-small' <text:s/>WHERE `uid` = 12182;</text:p>
          </table:table-cell>
          <table:table-cell table:number-columns-repeated="1013"/>
        </table:table-row>
        <table:table-row table:style-name="ro1">
          <table:table-cell office:value-type="float" office:value="12183" calcext:value-type="float">
            <text:p>12183</text:p>
          </table:table-cell>
          <table:table-cell office:value-type="float" office:value="17730" calcext:value-type="float">
            <text:p>17730</text:p>
          </table:table-cell>
          <table:table-cell office:value-type="string" calcext:value-type="string">
            <text:p>Projekt unterstützen?</text:p>
          </table:table-cell>
          <table:table-cell office:value-type="float" office:value="20" calcext:value-type="float">
            <text:p>20</text:p>
          </table:table-cell>
          <table:table-cell table:formula="of:=IF(AND([.$D22]&gt;=1;[.$D22]&lt;=25);[.E$1];&quot;&quot;)" office:value-type="string" office:string-value="extra-small" calcext:value-type="string">
            <text:p>extra-small</text:p>
          </table:table-cell>
          <table:table-cell table:formula="of:=IF(AND([.$D22]&gt;=26;[.$D22]&lt;=39);[.F$1];&quot;&quot;)">
            <text:p/>
          </table:table-cell>
          <table:table-cell table:formula="of:=IF(AND([.$D22]&gt;=40;[.$D22]&lt;=55);[.G$1];&quot;&quot;)">
            <text:p/>
          </table:table-cell>
          <table:table-cell table:formula="of:=IF(AND([.$D22]&gt;=56;[.$D22]&lt;=71);[.H$1];&quot;&quot;)">
            <text:p/>
          </table:table-cell>
          <table:table-cell table:formula="of:=IF([.$D22]&gt;=72;[.I$1];&quot;&quot;)">
            <text:p/>
          </table:table-cell>
          <table:table-cell table:formula="of:=COM.MICROSOFT.CONCAT([.E22];[.F22];[.G22];[.H22];[.I22])" office:value-type="string" office:string-value="extra-small" calcext:value-type="string">
            <text:p>extra-small</text:p>
          </table:table-cell>
          <table:table-cell table:formula="of:=COM.MICROSOFT.CONCAT(&quot;UPDATE `tt_content`   SET `space_after_class` = '&quot;;[.J22];&quot;'  WHERE `uid` = &quot;;[.A22];&quot;;&quot;)" office:value-type="string" office:string-value="UPDATE `tt_content`   SET `space_after_class` = 'extra-small'  WHERE `uid` = 12183;" calcext:value-type="string">
            <text:p>UPDATE `tt_content` <text:s text:c="2"/>SET `space_after_class` = 'extra-small' <text:s/>WHERE `uid` = 12183;</text:p>
          </table:table-cell>
          <table:table-cell table:number-columns-repeated="1013"/>
        </table:table-row>
        <table:table-row table:style-name="ro1">
          <table:table-cell office:value-type="float" office:value="13583" calcext:value-type="float">
            <text:p>13583</text:p>
          </table:table-cell>
          <table:table-cell office:value-type="float" office:value="8795" calcext:value-type="float">
            <text:p>8795</text:p>
          </table:table-cell>
          <table:table-cell office:value-type="string" calcext:value-type="string">
            <text:p>[Start TYPO3 Responsive! Downloads]</text:p>
          </table:table-cell>
          <table:table-cell office:value-type="float" office:value="20" calcext:value-type="float">
            <text:p>20</text:p>
          </table:table-cell>
          <table:table-cell table:formula="of:=IF(AND([.$D23]&gt;=1;[.$D23]&lt;=25);[.E$1];&quot;&quot;)" office:value-type="string" office:string-value="extra-small" calcext:value-type="string">
            <text:p>extra-small</text:p>
          </table:table-cell>
          <table:table-cell table:formula="of:=IF(AND([.$D23]&gt;=26;[.$D23]&lt;=39);[.F$1];&quot;&quot;)">
            <text:p/>
          </table:table-cell>
          <table:table-cell table:formula="of:=IF(AND([.$D23]&gt;=40;[.$D23]&lt;=55);[.G$1];&quot;&quot;)">
            <text:p/>
          </table:table-cell>
          <table:table-cell table:formula="of:=IF(AND([.$D23]&gt;=56;[.$D23]&lt;=71);[.H$1];&quot;&quot;)">
            <text:p/>
          </table:table-cell>
          <table:table-cell table:formula="of:=IF([.$D23]&gt;=72;[.I$1];&quot;&quot;)">
            <text:p/>
          </table:table-cell>
          <table:table-cell table:formula="of:=COM.MICROSOFT.CONCAT([.E23];[.F23];[.G23];[.H23];[.I23])" office:value-type="string" office:string-value="extra-small" calcext:value-type="string">
            <text:p>extra-small</text:p>
          </table:table-cell>
          <table:table-cell table:formula="of:=COM.MICROSOFT.CONCAT(&quot;UPDATE `tt_content`   SET `space_after_class` = '&quot;;[.J23];&quot;'  WHERE `uid` = &quot;;[.A23];&quot;;&quot;)" office:value-type="string" office:string-value="UPDATE `tt_content`   SET `space_after_class` = 'extra-small'  WHERE `uid` = 13583;" calcext:value-type="string">
            <text:p>UPDATE `tt_content` <text:s text:c="2"/>SET `space_after_class` = 'extra-small' <text:s/>WHERE `uid` = 13583;</text:p>
          </table:table-cell>
          <table:table-cell table:number-columns-repeated="1013"/>
        </table:table-row>
        <table:table-row table:style-name="ro1">
          <table:table-cell office:value-type="float" office:value="13517" calcext:value-type="float">
            <text:p>13517</text:p>
          </table:table-cell>
          <table:table-cell office:value-type="float" office:value="8817" calcext:value-type="float">
            <text:p>8817</text:p>
          </table:table-cell>
          <table:table-cell office:value-type="string" calcext:value-type="string">
            <text:p>[Start TYPO3 Responsive! Websites]</text:p>
          </table:table-cell>
          <table:table-cell office:value-type="float" office:value="20" calcext:value-type="float">
            <text:p>20</text:p>
          </table:table-cell>
          <table:table-cell table:formula="of:=IF(AND([.$D24]&gt;=1;[.$D24]&lt;=25);[.E$1];&quot;&quot;)" office:value-type="string" office:string-value="extra-small" calcext:value-type="string">
            <text:p>extra-small</text:p>
          </table:table-cell>
          <table:table-cell table:formula="of:=IF(AND([.$D24]&gt;=26;[.$D24]&lt;=39);[.F$1];&quot;&quot;)">
            <text:p/>
          </table:table-cell>
          <table:table-cell table:formula="of:=IF(AND([.$D24]&gt;=40;[.$D24]&lt;=55);[.G$1];&quot;&quot;)">
            <text:p/>
          </table:table-cell>
          <table:table-cell table:formula="of:=IF(AND([.$D24]&gt;=56;[.$D24]&lt;=71);[.H$1];&quot;&quot;)">
            <text:p/>
          </table:table-cell>
          <table:table-cell table:formula="of:=IF([.$D24]&gt;=72;[.I$1];&quot;&quot;)">
            <text:p/>
          </table:table-cell>
          <table:table-cell table:formula="of:=COM.MICROSOFT.CONCAT([.E24];[.F24];[.G24];[.H24];[.I24])" office:value-type="string" office:string-value="extra-small" calcext:value-type="string">
            <text:p>extra-small</text:p>
          </table:table-cell>
          <table:table-cell table:formula="of:=COM.MICROSOFT.CONCAT(&quot;UPDATE `tt_content`   SET `space_after_class` = '&quot;;[.J24];&quot;'  WHERE `uid` = &quot;;[.A24];&quot;;&quot;)" office:value-type="string" office:string-value="UPDATE `tt_content`   SET `space_after_class` = 'extra-small'  WHERE `uid` = 13517;" calcext:value-type="string">
            <text:p>UPDATE `tt_content` <text:s text:c="2"/>SET `space_after_class` = 'extra-small' <text:s/>WHERE `uid` = 13517;</text:p>
          </table:table-cell>
          <table:table-cell table:number-columns-repeated="1013"/>
        </table:table-row>
        <table:table-row table:style-name="ro1">
          <table:table-cell office:value-type="float" office:value="15269" calcext:value-type="float">
            <text:p>15269</text:p>
          </table:table-cell>
          <table:table-cell office:value-type="float" office:value="19051" calcext:value-type="float">
            <text:p>19051</text:p>
          </table:table-cell>
          <table:table-cell office:value-type="string" calcext:value-type="string">
            <text:p>[Netzmacher / TYPO3 Silver Member] </text:p>
          </table:table-cell>
          <table:table-cell office:value-type="float" office:value="20" calcext:value-type="float">
            <text:p>20</text:p>
          </table:table-cell>
          <table:table-cell table:formula="of:=IF(AND([.$D25]&gt;=1;[.$D25]&lt;=25);[.E$1];&quot;&quot;)" office:value-type="string" office:string-value="extra-small" calcext:value-type="string">
            <text:p>extra-small</text:p>
          </table:table-cell>
          <table:table-cell table:formula="of:=IF(AND([.$D25]&gt;=26;[.$D25]&lt;=39);[.F$1];&quot;&quot;)">
            <text:p/>
          </table:table-cell>
          <table:table-cell table:formula="of:=IF(AND([.$D25]&gt;=40;[.$D25]&lt;=55);[.G$1];&quot;&quot;)">
            <text:p/>
          </table:table-cell>
          <table:table-cell table:formula="of:=IF(AND([.$D25]&gt;=56;[.$D25]&lt;=71);[.H$1];&quot;&quot;)">
            <text:p/>
          </table:table-cell>
          <table:table-cell table:formula="of:=IF([.$D25]&gt;=72;[.I$1];&quot;&quot;)">
            <text:p/>
          </table:table-cell>
          <table:table-cell table:formula="of:=COM.MICROSOFT.CONCAT([.E25];[.F25];[.G25];[.H25];[.I25])" office:value-type="string" office:string-value="extra-small" calcext:value-type="string">
            <text:p>extra-small</text:p>
          </table:table-cell>
          <table:table-cell table:formula="of:=COM.MICROSOFT.CONCAT(&quot;UPDATE `tt_content`   SET `space_after_class` = '&quot;;[.J25];&quot;'  WHERE `uid` = &quot;;[.A25];&quot;;&quot;)" office:value-type="string" office:string-value="UPDATE `tt_content`   SET `space_after_class` = 'extra-small'  WHERE `uid` = 15269;" calcext:value-type="string">
            <text:p>UPDATE `tt_content` <text:s text:c="2"/>SET `space_after_class` = 'extra-small' <text:s/>WHERE `uid` = 15269;</text:p>
          </table:table-cell>
          <table:table-cell table:number-columns-repeated="1013"/>
        </table:table-row>
        <table:table-row table:style-name="ro1">
          <table:table-cell office:value-type="float" office:value="15266" calcext:value-type="float">
            <text:p>15266</text:p>
          </table:table-cell>
          <table:table-cell office:value-type="float" office:value="8773" calcext:value-type="float">
            <text:p>8773</text:p>
          </table:table-cell>
          <table:table-cell office:value-type="string" calcext:value-type="string">
            <text:p>[Netzmacher / TYPO3 Silver Member] (Kopie 1)</text:p>
          </table:table-cell>
          <table:table-cell office:value-type="float" office:value="20" calcext:value-type="float">
            <text:p>20</text:p>
          </table:table-cell>
          <table:table-cell table:formula="of:=IF(AND([.$D26]&gt;=1;[.$D26]&lt;=25);[.E$1];&quot;&quot;)" office:value-type="string" office:string-value="extra-small" calcext:value-type="string">
            <text:p>extra-small</text:p>
          </table:table-cell>
          <table:table-cell table:formula="of:=IF(AND([.$D26]&gt;=26;[.$D26]&lt;=39);[.F$1];&quot;&quot;)">
            <text:p/>
          </table:table-cell>
          <table:table-cell table:formula="of:=IF(AND([.$D26]&gt;=40;[.$D26]&lt;=55);[.G$1];&quot;&quot;)">
            <text:p/>
          </table:table-cell>
          <table:table-cell table:formula="of:=IF(AND([.$D26]&gt;=56;[.$D26]&lt;=71);[.H$1];&quot;&quot;)">
            <text:p/>
          </table:table-cell>
          <table:table-cell table:formula="of:=IF([.$D26]&gt;=72;[.I$1];&quot;&quot;)">
            <text:p/>
          </table:table-cell>
          <table:table-cell table:formula="of:=COM.MICROSOFT.CONCAT([.E26];[.F26];[.G26];[.H26];[.I26])" office:value-type="string" office:string-value="extra-small" calcext:value-type="string">
            <text:p>extra-small</text:p>
          </table:table-cell>
          <table:table-cell table:formula="of:=COM.MICROSOFT.CONCAT(&quot;UPDATE `tt_content`   SET `space_after_class` = '&quot;;[.J26];&quot;'  WHERE `uid` = &quot;;[.A26];&quot;;&quot;)" office:value-type="string" office:string-value="UPDATE `tt_content`   SET `space_after_class` = 'extra-small'  WHERE `uid` = 15266;" calcext:value-type="string">
            <text:p>UPDATE `tt_content` <text:s text:c="2"/>SET `space_after_class` = 'extra-small' <text:s/>WHERE `uid` = 15266;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Cousine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4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24"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4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26"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6P0"/>
    </number:currency-style>
    <number:currency-style style:name="N127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7P0"/>
    </number:currency-style>
    <number:currency-style style:name="N128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2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8P0"/>
    </number:currency-style>
    <number:currency-style style:name="N130P0" style:volatile="true">
      <number:number number:decimal-places="2" loext:min-decimal-places="0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30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30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6">00/00/0000</text:date>, <text:time style:data-style-name="N2" text:time-value="21:28:01.47571108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17-12-26T21:38:14.735121030</dc:date>
    <dc:creator>Dirk </dc:creator>
    <meta:editing-duration>PT16M51S</meta:editing-duration>
    <meta:editing-cycles>7</meta:editing-cycles>
    <meta:document-statistic meta:table-count="1" meta:cell-count="286" meta:object-count="0"/>
  </office:meta>
</office:document-meta>
</file>